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2" svg:font-family="'Nimbus Roman No9 L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4" svg:font-family="'DejaVu Sans'"/>
    <style:font-face style:name="Times New Roman4" svg:font-family="'Times New Roman'" style:font-family-generic="roman"/>
    <style:font-face style:name="Times New Roman2" svg:font-family="'Times New Roman'" style:font-adornments="Normal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Nimbus Roman No9 L1" svg:font-family="'Nimbus Roman No9 L'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fo:break-before="page"/>
    </style:style>
    <style:style style:name="P4" style:family="paragraph" style:parent-style-name="Text_20_body_20_math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2" fo:font-style="itali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Text_20_body">
      <style:text-properties style:text-position="0% 100%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 style:text-autospace="none">
        <style:tab-stops>
          <style:tab-stop style:position="2cm" style:type="char" style:char=","/>
        </style:tab-stops>
      </style:paragraph-properties>
    </style:style>
    <style:style style:name="P18" style:family="paragraph" style:parent-style-name="Standard">
      <style:paragraph-properties style:text-autospace="none"/>
      <style:text-properties fo:color="#0000ff" style:font-name="DejaVu Sans Mono1" fo:font-size="10pt" style:font-name-asian="DejaVu Sans Mono1" style:font-size-asian="10pt" style:font-name-complex="DejaVu Sans Mono1" style:font-size-complex="10pt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paragraph-properties>
        <style:tab-stops>
          <style:tab-stop style:position="1.018cm"/>
          <style:tab-stop style:position="7.497cm"/>
          <style:tab-stop style:position="16.041cm" style:type="right" style:leader-style="solid" style:leader-text="_"/>
        </style:tab-stops>
      </style:paragraph-properties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7.832cm"/>
          <style:tab-stop style:position="15.704cm" style:leader-style="solid" style:leader-text="_"/>
        </style:tab-stops>
      </style:paragraph-properties>
    </style:style>
    <style:style style:name="P22" style:family="paragraph" style:parent-style-name="Standard">
      <style:paragraph-properties fo:line-height="150%">
        <style:tab-stops>
          <style:tab-stop style:position="9.999cm"/>
        </style:tab-stops>
      </style:paragraph-properties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15.704cm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24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fo:language="uk" fo:country="UA"/>
    </style:style>
    <style:style style:name="P25" style:family="paragraph" style:parent-style-name="Standard">
      <style:paragraph-properties fo:line-height="100%">
        <style:tab-stops>
          <style:tab-stop style:position="3.999cm"/>
          <style:tab-stop style:position="6.292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26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5.404cm" style:type="center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super 58%"/>
    </style:style>
    <style:style style:name="P29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0% 100%"/>
    </style:style>
    <style:style style:name="P30" style:family="paragraph" style:parent-style-name="Standard">
      <style:paragraph-properties>
        <style:tab-stops>
          <style:tab-stop style:position="0.824cm"/>
          <style:tab-stop style:position="8.467cm" style:type="center"/>
        </style:tab-stops>
      </style:paragraph-properties>
      <style:text-properties style:text-position="0% 100%"/>
    </style:style>
    <style:style style:name="P3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Таблиця">
      <style:paragraph-properties fo:keep-with-next="always"/>
    </style:style>
    <style:style style:name="P33" style:family="paragraph" style:parent-style-name="Text_20_body_20_math">
      <style:paragraph-properties fo:text-align="end" style:justify-single-word="false"/>
    </style:style>
    <style:style style:name="P34" style:family="paragraph" style:parent-style-name="Text_20_body_20_math">
      <style:text-properties style:language-complex="ar" style:country-complex="SA"/>
    </style:style>
    <style:style style:name="P35" style:family="paragraph" style:parent-style-name="Рис.">
      <style:paragraph-properties fo:text-align="center" style:justify-single-word="false"/>
    </style:style>
    <style:style style:name="P36" style:family="paragraph" style:parent-style-name="Text_20_body" style:master-page-name="">
      <style:paragraph-properties style:page-number="auto" fo:keep-with-next="always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Appendix">
      <style:paragraph-properties fo:text-align="center" style:justify-single-word="false" fo:break-before="page"/>
    </style:style>
    <style:style style:name="P39" style:family="paragraph" style:parent-style-name="Code_20_caption">
      <style:paragraph-properties fo:break-before="page"/>
    </style:style>
    <style:style style:name="P40" style:family="paragraph" style:parent-style-name="Code_20_caption">
      <style:paragraph-properties fo:break-before="page"/>
      <style:text-properties style:use-window-font-color="true"/>
    </style:style>
    <style:style style:name="P41" style:family="paragraph" style:parent-style-name="Standard">
      <style:paragraph-properties fo:line-height="150%" fo:break-before="page">
        <style:tab-stops>
          <style:tab-stop style:position="9.999cm"/>
        </style:tab-stops>
      </style:paragraph-properties>
    </style:style>
    <style:style style:name="P42" style:family="paragraph" style:parent-style-name="Appendix_20_description">
      <style:paragraph-properties fo:text-align="center" style:justify-single-word="false"/>
    </style:style>
    <style:style style:name="P43" style:family="paragraph" style:parent-style-name="Code_20_caption">
      <style:text-properties style:use-window-font-color="true"/>
    </style:style>
    <style:style style:name="P44" style:family="paragraph" style:parent-style-name="Code_20_unit">
      <style:text-properties style:use-window-font-color="true"/>
    </style:style>
    <style:style style:name="P45" style:family="paragraph" style:parent-style-name="Code_20_unit">
      <style:text-properties style:use-window-font-color="true" style:font-name="DejaVu Sans Mono1" fo:font-size="10pt" style:font-name-asian="DejaVu Sans Mono1" style:font-size-asian="10pt" style:font-name-complex="DejaVu Sans Mono1" style:font-size-complex="10pt"/>
    </style:style>
    <style:style style:name="P46" style:family="paragraph" style:parent-style-name="Code_20_unit">
      <style:text-properties fo:color="#000000"/>
    </style:style>
    <style:style style:name="P47" style:family="paragraph" style:parent-style-name="Default_20_centered">
      <style:text-properties fo:language="uk" fo:country="UA"/>
    </style:style>
    <style:style style:name="P48" style:family="paragraph" style:parent-style-name="Text_20_body" style:list-style-name="L1"/>
    <style:style style:name="P49" style:family="paragraph" style:parent-style-name="Text_20_body" style:list-style-name="">
      <style:paragraph-properties fo:line-height="150%" fo:text-align="center" style:justify-single-word="false"/>
    </style:style>
    <style:style style:name="P50" style:family="paragraph" style:parent-style-name="Text_20_body" style:list-style-name=""/>
    <style:style style:name="P51" style:family="paragraph" style:parent-style-name="Text_20_body" style:list-style-name="L2"/>
    <style:style style:name="P52" style:family="paragraph" style:parent-style-name="Text_20_body" style:list-style-name="L2">
      <style:paragraph-properties fo:margin-left="0cm" fo:margin-right="0cm" fo:text-indent="0cm" style:auto-text-indent="false"/>
    </style:style>
    <style:style style:name="P53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fo:language="uk" fo:country="UA"/>
    </style:style>
    <style:style style:name="P54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  <style:text-properties fo:letter-spacing="normal" fo:font-weight="bold" style:font-weight-asian="bold" style:font-weight-complex="bold"/>
    </style:style>
    <style:style style:name="P55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style:text-position="0% 100%" fo:language="uk" fo:country="UA"/>
    </style:style>
    <style:style style:name="P56" style:family="paragraph" style:parent-style-name="Heading_20_3">
      <style:text-properties fo:font-style="normal" style:font-style-asian="normal" style:font-style-complex="normal"/>
    </style:style>
    <style:style style:name="P57" style:family="paragraph" style:parent-style-name="Heading_20_3">
      <style:text-properties style:text-position="0% 100%"/>
    </style:style>
    <style:style style:name="P58" style:family="paragraph" style:parent-style-name="Literature" style:list-style-name="L3"/>
    <style:style style:name="P59" style:family="paragraph" style:parent-style-name="Heading_20_4">
      <style:text-properties fo:font-style="normal" style:font-style-asian="normal" style:font-style-complex="normal"/>
    </style:style>
    <style:style style:name="P60" style:family="paragraph" style:parent-style-name="Heading_20_4">
      <style:text-properties style:text-position="0% 100%"/>
    </style:style>
    <style:style style:name="P61" style:family="paragraph" style:parent-style-name="Default_20_centered" style:master-page-name="First_20_Page">
      <style:paragraph-properties style:page-number="auto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style:text-position="0% 100%"/>
    </style:style>
    <style:style style:name="T1" style:family="text">
      <style:text-properties style:text-position="sub 58%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ahoma" style:font-name-asian="Tahoma" style:font-name-complex="Tahom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language-complex="ar" style:country-complex="SA"/>
    </style:style>
    <style:style style:name="T10" style:family="text">
      <style:text-properties style:use-window-font-color="true"/>
    </style:style>
    <style:style style:name="T11" style:family="text">
      <style:text-properties fo:color="#0000ff"/>
    </style:style>
    <style:style style:name="T12" style:family="text">
      <style:text-properties fo:color="#000000"/>
    </style:style>
    <style:style style:name="T13" style:family="text">
      <style:text-properties fo:color="#a020f0"/>
    </style:style>
    <style:style style:name="T14" style:family="text">
      <style:text-properties fo:color="#228b22"/>
    </style:style>
    <style:style style:name="T15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6" style:family="text">
      <style:text-properties style:font-name="Times New Roman2"/>
    </style:style>
    <style:style style:name="T17" style:family="text">
      <style:text-properties style:font-name="Times New Roman"/>
    </style:style>
    <style:style style:name="T18" style:family="text">
      <style:text-properties fo:font-size="14pt" fo:language="uk" fo:country="UA" style:font-size-asian="14pt" style:font-size-complex="14pt"/>
    </style:style>
    <style:style style:name="T19" style:family="text">
      <style:text-properties fo:font-size="14pt" fo:language="uk" fo:country="UA" style:font-size-asian="14pt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etter-spacing="-0.018cm"/>
    </style:style>
    <style:style style:name="T22" style:family="text">
      <style:text-properties fo:letter-spacing="normal"/>
    </style:style>
    <style:style style:name="T23" style:family="text">
      <style:text-properties fo:letter-spacing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1" text:separation-character="." text:name="Таблиця"/>
        <text:sequence-decl text:display-outline-level="1" text:separation-character="." text:name="Рис."/>
        <text:sequence-decl text:display-outline-level="0" text:name="Appendix"/>
        <text:sequence-decl text:display-outline-level="1" text:separation-character="." text:name="Listing"/>
      </text:sequence-decls>
      <text:p text:style-name="P61">Міністерство освіти і науки України</text:p>
      <text:p text:style-name="P47">Національний технічний університет України</text:p>
      <text:p text:style-name="P47">«Київський політехнічний інститут»</text:p>
      <text:p text:style-name="Default_20_centered">Факультет електроніки</text:p>
      <text:p text:style-name="Default_20_centered">Кафедра акустики та акустоелектроніки</text:p>
      <text:p text:style-name="Text_20_body_20_centered"/>
      <text:p text:style-name="Standard"/>
      <text:p text:style-name="P22"><text:tab/>«До захисту допущено»</text:p>
      <text:p text:style-name="P22"><text:span text:style-name="T2"><text:s/><text:tab/>Зав. кафедрою А </text:span><text:span text:style-name="T3">та</text:span><text:span text:style-name="T2"> АЕ</text:span></text:p>
      <text:p text:style-name="P24"><text:s/><text:tab/>_____________ В.С. Дідковський</text:p>
      <text:p text:style-name="P24"><text:tab/>«___» _____________ 2011 р.</text:p>
      <text:h text:style-name="Heading_20_7" text:outline-level="7">Магістерська дисертація</text:h>
      <text:p text:style-name="P21"><text:span text:style-name="T18">зі спеціальності 8.091201</text:span><text:span text:style-name="T19"> «Акустичні засоби та системи</text:span><text:span text:style-name="T18">»</text:span></text:p>
      <text:p text:style-name="P23">на тему: «Розробка математичної моделі середнього вуха людин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pan text:style-name="T20">Студент групи</text:span> <text:tab/>ДГм-51<text:tab/>Костюченко Дмитро Віталійович<text:tab/><text:tab/> <text:s/></text:p>
      <text:p text:style-name="P27"><text:tab/><text:span text:style-name="T7">(підпис)</text:span></text:p>
      <text:p text:style-name="Standard"/>
      <text:p text:style-name="Standard"/>
      <text:p text:style-name="Standard"/>
      <text:p text:style-name="P54">Науковий</text:p>
      <text:p text:style-name="P26"><text:span text:style-name="T23">керівник</text:span><text:span text:style-name="T22"> </text:span><text:span text:style-name="T21"><text:tab/></text:span>д.т.н., проф. Дідковський Віталій Семенович<text:tab/><text:tab/> <text:s/></text:p>
      <text:p text:style-name="P27"><text:tab/><text:span text:style-name="T7">(підпис)</text:span></text:p>
      <text:p text:style-name="Standard"/>
      <text:p text:style-name="P20"><text:tab/></text:p>
      <text:p text:style-name="P28"/>
      <text:p text:style-name="P41"><text:tab/>«Затверджую»</text:p>
      <text:p text:style-name="P22"><text:span text:style-name="T2"><text:s/><text:tab/>Зав. кафедрою А </text:span><text:span text:style-name="T3">та</text:span><text:span text:style-name="T2"> АЕ</text:span></text:p>
      <text:p text:style-name="P24"><text:s/><text:tab/>_____________ В.С. Дідковський</text:p>
      <text:p text:style-name="P55"><text:tab/>«___» _____________ 2011 р.</text:p>
      <text:h text:style-name="Heading_20_8" text:outline-level="8">ЗАВДАННЯ</text:h>
      <text:p text:style-name="P31">на магістерську дисертацію</text:p>
      <text:p text:style-name="P29"/>
      <text:p text:style-name="P30"><text:tab/>студенту <text:tab/>Костюченку Дмитру Віталійовичу</text:p>
      <text:p text:style-name="P29"/>
      <text:list xml:id="list129981214" text:style-name="L1">
        <text:list-item>
          <text:p text:style-name="P48">Тема дисертації<text:span text:style-name="T8">: Розробка математичної моделі середнього вуха людини</text:span></text:p>
          <text:p text:style-name="P48">затверджена наказом по унівеситету від «___» _________ 201_ р. №____</text:p>
        </text:list-item>
        <text:list-item>
          <text:p text:style-name="P48"><text:span text:style-name="T20">Термін здачі</text:span> студентом дисертації «31» <text:s text:c="2"/>травня <text:s text:c="2"/>2011 р.</text:p>
        </text:list-item>
        <text:list-item>
          <text:p text:style-name="P48"><text:span text:style-name="T20">Об’єкт дослідження</text:span> середнє вухо людини</text:p>
        </text:list-item>
        <text:list-item>
          <text:p text:style-name="P48"><text:span text:style-name="T20">Предмет дослідження</text:span> математичне моделювання середнього вуха людини</text:p>
        </text:list-item>
        <text:list-item>
          <text:p text:style-name="P48"><text:span text:style-name="T20">Мета дослідження</text:span> побудувати математичну модель середнього вуха як механічної системи із розподіленими параметрами</text:p>
        </text:list-item>
        <text:list-item>
          <text:p text:style-name="P48"><text:span text:style-name="T20">Перелік питань, які мають бути розроблені</text:span> </text:p>
          <text:list>
            <text:list-item>
              <text:p text:style-name="P48">Огляд літератури. Аналіз наявних методів та підходів до моделювання середнього вуха</text:p>
            </text:list-item>
            <text:list-item>
              <text:p text:style-name="P48">Розробка фізичної моделі середнього вуха. Побудова математичної моделі</text:p>
            </text:list-item>
            <text:list-item>
              <text:p text:style-name="P48">Перевірка моделі. Розрахунок власних частот та АЧХ середнього вуха.</text:p>
            </text:list-item>
          </text:list>
        </text:list-item>
        <text:list-item>
          <text:p text:style-name="P48">Перелік публікацій</text:p>
          <text:list>
            <text:list-item>
              <text:p text:style-name="P48"/>
            </text:list-item>
          </text:list>
        </text:list-item>
        <text:list-item>
          <text:p text:style-name="P48">Перелік ілюстративного матеріалу</text:p>
        </text:list-item>
        <text:list-item>
          <text:p text:style-name="P48">Дата видачі завдання «___» _________ 2011 р.</text:p>
        </text:list-item>
      </text:list>
      <text:p text:style-name="Text_20_body"/>
      <text:p text:style-name="Text_20_body">3. Вихідні дані для роботи</text:p>
      <text:p text:style-name="Text_20_body"><text:soft-page-break/>Вирази для прогину та АЧХ однорідної мембрани.</text:p>
      <text:p text:style-name="Text_20_body">4. Зміст роботи</text:p>
      <text:p text:style-name="Text_20_body">4.1. Дослідження шляхів вирішення проблем, пов'язаних із керуванням добротністю</text:p>
      <text:p text:style-name="Text_20_body">4.2. Дослідження властивостей мембран із неоднорідностями</text:p>
      <text:p text:style-name="Text_20_body">4.3. Представлення методу керування добротністю</text:p>
      <text:p text:style-name="Text_20_body">5. Презентаці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Roman No9 L2" svg:font-family="'Nimbus Roman No9 L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4" svg:font-family="'DejaVu Sans'"/>
    <style:font-face style:name="Times New Roman4" svg:font-family="'Times New Roman'" style:font-family-generic="roman"/>
    <style:font-face style:name="Times New Roman2" svg:font-family="'Times New Roman'" style:font-adornments="Normal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Nimbus Roman No9 L1" svg:font-family="'Nimbus Roman No9 L'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StealthEnd_20_5" draw:display-name="msArrowStealthEnd 5" svg:viewBox="0 0 120 120" svg:d="m60 0 60 120-60-48-60 48z"/>
    <draw:stroke-dash draw:name="Dash_20_10" draw:display-name="Dash 10" draw:style="rect" draw:dots1="1" draw:dots1-length="0.003cm" draw:dots2="1" draw:dots2-length="0.024cm" draw:distance="0.009cm"/>
    <draw:stroke-dash draw:name="Dash_20_11" draw:display-name="Dash 11" draw:style="rect" draw:dots1="1" draw:dots1-length="0.003cm" draw:dots2="1" draw:dots2-length="0.024cm" draw:distance="0.009cm"/>
    <draw:stroke-dash draw:name="Dash_20_12" draw:display-name="Dash 12" draw:style="rect" draw:dots1="1" draw:dots1-length="0.003cm" draw:dots2="1" draw:dots2-length="0.024cm" draw:distance="0.009cm"/>
    <draw:stroke-dash draw:name="Dash_20_13" draw:display-name="Dash 13" draw:style="rect" draw:dots1="1" draw:dots1-length="0.003cm" draw:dots2="1" draw:dots2-length="0.024cm" draw:distance="0.009cm"/>
    <draw:stroke-dash draw:name="Dash_20_14" draw:display-name="Dash 14" draw:style="rect" draw:dots2="1" draw:dots2-length="0.021cm" draw:distance="0.015cm"/>
    <draw:stroke-dash draw:name="Dash_20_15" draw:display-name="Dash 15" draw:style="rect" draw:dots2="1" draw:dots2-length="0.021cm" draw:distance="0.015cm"/>
    <draw:stroke-dash draw:name="Dash_20_16" draw:display-name="Dash 16" draw:style="rect" draw:dots2="1" draw:dots2-length="0.06cm" draw:distance="0.045cm"/>
    <draw:stroke-dash draw:name="Dash_20_17" draw:display-name="Dash 17" draw:style="rect" draw:dots2="1" draw:dots2-length="0.06cm" draw:distance="0.045cm"/>
    <draw:stroke-dash draw:name="Dash_20_18" draw:display-name="Dash 18" draw:style="rect" draw:dots2="1" draw:dots2-length="0.06cm" draw:distance="0.045cm"/>
    <draw:stroke-dash draw:name="Dash_20_19" draw:display-name="Dash 19" draw:style="rect" draw:dots2="1" draw:dots2-length="0.012cm" draw:distance="0.009cm"/>
    <draw:stroke-dash draw:name="Dash_20_2" draw:display-name="Dash 2" draw:style="rect" draw:dots1="1" draw:dots1-length="0.005cm" draw:dots2="1" draw:dots2-length="0.042cm" draw:distance="0.015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03cm" draw:dots2="1" draw:dots2-length="0.024cm" draw:distance="0.009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03cm" draw:dots2="1" draw:dots2-length="0.024cm" draw:distance="0.009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03cm" draw:dots2="1" draw:dots2-length="0.024cm" draw:distance="0.009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03cm" draw:dots2="1" draw:dots2-length="0.024cm" draw:distance="0.009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03cm" draw:dots2="1" draw:dots2-length="0.024cm" draw:distance="0.009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03cm" draw:dots2="1" draw:dots2-length="0.024cm" draw:distance="0.009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03cm" draw:dots2="1" draw:dots2-length="0.024cm" draw:distance="0.009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uk" fo:country="UA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Times New 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0.42cm" fo:line-height="150%" fo:keep-with-next="always"/>
      <style:text-properties style:font-name="Times New Roman" fo:font-size="16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5%" fo:text-align="justify" style:justify-single-word="false" fo:orphans="2" fo:widows="2" fo:text-indent="1.251cm" style:auto-text-indent="false" style:page-number="auto"/>
      <style:text-properties fo:letter-spacing="0.007cm" style:font-size-asian="10.5pt"/>
    </style:style>
    <style:style style:name="List" style:family="paragraph" style:parent-style-name="Text_20_body" style:class="list">
      <style:text-properties style:font-size-asian="12pt" style:font-name-complex="DejaVu Sans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fo:font-size="20pt" fo:font-weight="normal" style:font-size-asian="115%" style:font-weight-asian="bold" style:font-size-complex="115%" style:font-weight-complex="bold"/>
    </style:style>
    <style:style style:name="Text_20_body_20_math" style:display-name="Text body math" style:family="paragraph" style:parent-style-name="Text_20_body" style:master-page-name="">
      <style:paragraph-properties fo:margin-left="0cm" fo:margin-right="0cm" fo:margin-top="0cm" fo:margin-bottom="0.4cm" fo:line-height="100%" fo:text-align="start" style:justify-single-word="false" fo:keep-together="auto" fo:orphans="3" fo:widows="3" style:register-true="false" fo:text-indent="0cm" style:auto-text-indent="false" style:page-number="auto" fo:background-color="transparent" fo:padding="0.499cm" fo:border-left="none" fo:border-right="none" fo:border-top="0.002cm solid #ffffff" fo:border-bottom="0.002cm solid #ffffff" style:shadow="none">
        <style:tab-stops>
          <style:tab-stop style:position="17cm" style:type="right"/>
        </style:tab-stops>
        <style:background-image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auto" fo:break-after="auto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2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я" style:family="paragraph" style:parent-style-name="Caption"/>
    <style:style style:name="Рис.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ppendix" style:family="paragraph" style:parent-style-name="Heading_20_1" style:next-style-name="Appendix_20_description" style:default-outline-level="1" style:list-style-name="" style:master-page-name="">
      <style:paragraph-properties style:page-number="auto" fo:background-color="transparent" style:shadow="none">
        <style:background-image/>
      </style:paragraph-properties>
    </style:style>
    <style:style style:name="Appendix_20_description" style:display-name="Appendix description" style:family="paragraph" style:parent-style-name="Text_20_body" style:next-style-name="Text_20_body">
      <style:paragraph-properties fo:margin-left="0cm" fo:margin-right="0cm" fo:margin-top="0cm" fo:margin-bottom="0.499cm" fo:text-align="center" style:justify-single-word="false" fo:text-indent="0cm" style:auto-text-indent="false"/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ture" style:family="paragraph" style:parent-style-name="Text_20_body" style:master-page-name="">
      <style:paragraph-properties fo:margin-top="0cm" fo:margin-bottom="0.199cm" fo:line-height="150%" fo:text-align="start" style:justify-single-word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3pt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Code" style:family="paragraph" style:parent-style-name="Standard" style:master-page-name="">
      <style:paragraph-properties fo:keep-together="auto" style:page-number="auto" fo:break-before="auto" fo:break-after="auto" fo:background-color="transparent" fo:padding="0.049cm" fo:border="0.018cm solid #000000" style:shadow="none">
        <style:tab-stops/>
        <style:background-image/>
      </style:paragraph-properties>
      <style:text-properties style:font-name="DejaVu Sans Mono" fo:font-size="10pt" style:font-size-asian="10.5pt"/>
    </style:style>
    <style:style style:name="Code_20_caption" style:display-name="Code caption" style:family="paragraph" style:parent-style-name="Code" style:next-style-name="Code_20_unit" style:master-page-name="">
      <style:paragraph-properties fo:line-height="100%" style:page-number="auto" fo:background-color="#cccccc">
        <style:background-image/>
      </style:paragraph-properties>
      <style:text-properties fo:color="#000000" style:font-name="DejaVu Sans" style:font-size-asian="10.5pt"/>
    </style:style>
    <style:style style:name="Code_20_unit" style:display-name="Code unit" style:family="paragraph" style:parent-style-name="Code_20_caption" style:next-style-name="Code">
      <style:paragraph-properties fo:line-height="100%" fo:background-color="#e6e6e6">
        <style:background-image/>
      </style:paragraph-properties>
      <style:text-properties style:font-name="DejaVu Sans Mono" fo:font-size="10pt" style:font-size-asian="10.5pt"/>
    </style:style>
    <style:style style:name="Default_20_centered" style:display-name="Default centered" style:family="paragraph" style:parent-style-name="Standard" style:class="text">
      <style:paragraph-properties fo:text-align="center" style:justify-single-word="false"/>
    </style:style>
    <style:style style:name="Text_20_body_20_centered" style:display-name="Text body centered" style:family="paragraph" style:parent-style-name="Text_20_body" style:class="text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Heading_20_7" style:display-name="Heading 7" style:family="paragraph" style:parent-style-name="Heading" style:next-style-name="Standard" style:default-outline-level="7" style:class="text">
      <style:paragraph-properties fo:margin-top="2cm" fo:margin-bottom="0.499cm" fo:line-height="150%" fo:text-align="center" style:justify-single-word="false"/>
      <style:text-properties fo:text-transform="uppercase" style:font-name="Times New Roman1" fo:font-size="18pt" fo:language="uk" fo:country="UA" fo:font-weight="bold" style:font-size-asian="10.5pt" style:font-name-complex="Calibri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2cm" fo:margin-bottom="0cm" fo:text-align="center" style:justify-single-word="false" style:page-number="auto"/>
      <style:text-properties fo:font-size="14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101cm" fo:margin-right="0.1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fo:margin-left="0.199cm" fo:margin-right="0.199cm" fo:margin-top="0.4cm" fo:margin-bottom="0.4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prefix="Додаток " style:num-format="А, Б, .., Аа, Аб, ... (bg)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Numbering_20_Symbols" style:num-prefix="Додаток " style:num-format="А, Б, .., Аа, Аб, ... (bg)" text:start-value="2" text:display-levels="2">
        <style:list-level-properties text:list-level-position-and-space-mode="label-alignment">
          <style:list-level-label-alignment text:label-followed-by="nothing" fo:text-indent="-0.651cm" fo:margin-left="1.101cm"/>
        </style:list-level-properties>
      </text:list-level-style-number>
      <text:list-level-style-number text:level="3" text:style-name="Numbering_20_Symbols" style:num-prefix="Додаток " style:num-format="А, Б, .., Аа, Аб, ... (bg)" text:start-value="3">
        <style:list-level-properties text:list-level-position-and-space-mode="label-alignment">
          <style:list-level-label-alignment text:label-followed-by="nothing" fo:text-indent="-0.45cm" fo:margin-left="1.55cm"/>
        </style:list-level-properties>
      </text:list-level-style-number>
      <text:list-level-style-number text:level="4" text:style-name="Numbering_20_Symbols" style:num-prefix="Додаток " style:num-format="А, Б, .., Аа, Аб, ... (bg)" text:start-value="4">
        <style:list-level-properties text:list-level-position-and-space-mode="label-alignment">
          <style:list-level-label-alignment text:label-followed-by="nothing" fo:text-indent="-0.395cm" fo:margin-left="2cm"/>
        </style:list-level-properties>
      </text:list-level-style-number>
      <text:list-level-style-number text:level="5" text:style-name="Numbering_20_Symbols" style:num-prefix="Додаток " style:num-format="А, Б, .., Аа, Аб, ... (bg)" text:start-value="5">
        <style:list-level-properties text:list-level-position-and-space-mode="label-alignment">
          <style:list-level-label-alignment text:label-followed-by="nothing" fo:text-indent="-0.395cm" fo:margin-left="2.395cm"/>
        </style:list-level-properties>
      </text:list-level-style-number>
      <text:list-level-style-number text:level="6" text:style-name="Numbering_20_Symbols" style:num-prefix="Додаток " style:num-format="А, Б, .., Аа, Аб, ... (bg)" text:start-value="6">
        <style:list-level-properties text:list-level-position-and-space-mode="label-alignment">
          <style:list-level-label-alignment text:label-followed-by="nothing" fo:text-indent="-0.395cm" fo:margin-left="2.79cm"/>
        </style:list-level-properties>
      </text:list-level-style-number>
      <text:list-level-style-number text:level="7" text:style-name="Numbering_20_Symbols" style:num-prefix="Додаток " style:num-format="А, Б, .., Аа, Аб, ... (bg)" text:start-value="7">
        <style:list-level-properties text:list-level-position-and-space-mode="label-alignment">
          <style:list-level-label-alignment text:label-followed-by="nothing" fo:text-indent="-0.395cm" fo:margin-left="3.186cm"/>
        </style:list-level-properties>
      </text:list-level-style-number>
      <text:list-level-style-number text:level="8" text:style-name="Numbering_20_Symbols" style:num-prefix="Додаток " style:num-format="А, Б, .., Аа, Аб, ... (bg)" text:start-value="8">
        <style:list-level-properties text:list-level-position-and-space-mode="label-alignment">
          <style:list-level-label-alignment text:label-followed-by="nothing" fo:text-indent="-0.395cm" fo:margin-left="3.581cm"/>
        </style:list-level-properties>
      </text:list-level-style-number>
      <text:list-level-style-number text:level="9" text:style-name="Numbering_20_Symbols" style:num-prefix="Додаток " style:num-format="А, Б, .., Аа, Аб, ... (bg)" text:start-value="9">
        <style:list-level-properties text:list-level-position-and-space-mode="label-alignment">
          <style:list-level-label-alignment text:label-followed-by="nothing" fo:text-indent="-0.395cm" fo:margin-left="3.976cm"/>
        </style:list-level-properties>
      </text:list-level-style-number>
      <text:list-level-style-number text:level="10" text:style-name="Numbering_20_Symbols" style:num-prefix="Додаток " style:num-format="А, Б, .., Аа, Аб, ... (bg)" text:start-value="10">
        <style:list-level-properties text:list-level-position-and-space-mode="label-alignment">
          <style:list-level-label-alignment text:label-followed-by="nothing" fo:text-indent="-0.395cm" fo:margin-left="4.371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/></text:p>
      </style:header>
    </style:master-page>
    <style:master-page style:name="First_20_Page" style:display-name="First Page" style:page-layout-name="Mpm2" style:next-style-name="Unnumbered_20_page">
      <style:footer>
        <text:p text:style-name="Footer"><text:tab/>Київ-2011</text:p>
      </style:footer>
    </style:master-page>
    <style:master-page style:name="Index" style:page-layout-name="Mpm3"/>
    <style:master-page style:name="Unnumbered_20_page" style:display-name="Unnumbered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8T17:51:11</meta:creation-date>
    <dc:date>2011-06-03T07:40:51</dc:date>
    <meta:editing-duration>P4DT16H2M24S</meta:editing-duration>
    <meta:editing-cycles>243</meta:editing-cycles>
    <meta:generator>LibreOffice/3.3$Unix LibreOffice_project/330m19$Build-202</meta:generator>
    <meta:document-statistic meta:table-count="0" meta:image-count="0" meta:object-count="0" meta:page-count="3" meta:paragraph-count="47" meta:word-count="234" meta:character-count="1811"/>
  </office:meta>
</office:document-meta>
</file>